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Mono" svg:font-family="'Liberation Mono'" style:font-family-generic="modern" style:font-pitch="fixed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8.26pt"/>
    </style:style>
    <style:style style:name="co2" style:family="table-column">
      <style:table-column-properties fo:break-before="auto" style:column-width="54.74pt"/>
    </style:style>
    <style:style style:name="co3" style:family="table-column">
      <style:table-column-properties fo:break-before="auto" style:column-width="90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ce1" style:family="table-cell" style:parent-style-name="Default">
      <style:text-properties style:font-name="Liberation Mono" fo:font-size="10pt" style:font-size-asian="10pt" style:font-size-complex="10pt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shapes>
          <draw:frame draw:z-index="0" draw:style-name="gr1" draw:text-style-name="P1" svg:width="453.97pt" svg:height="255pt" svg:x="360.68pt" svg:y="398.24pt">
            <loext:p draw:notify-on-update-of-ranges="Sheet1.J1:Sheet1.J1 Sheet1.J2:Sheet1.J11 Sheet1.K1:Sheet1.K1 Sheet1.K2:Sheet1.K1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17pt" svg:height="254.98pt" svg:x="352.91pt" svg:y="690.75pt">
            <loext:p draw:notify-on-update-of-ranges="Sheet1.L1:Sheet1.L1 Sheet1.L2:Sheet1.L11 Sheet1.M1:Sheet1.M1 Sheet1.M2:Sheet1.M1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2pt" svg:height="255pt" svg:x="854.31pt" svg:y="411.73pt">
            <loext:p draw:notify-on-update-of-ranges="Sheet1.AA10:Sheet1.AA10 Sheet1.AA11:Sheet1.AA17 Sheet1.AB1:Sheet1.AB1 Sheet1.AB2:Sheet1.AB8 Sheet1.AC1:Sheet1.AC1 Sheet1.AC2:Sheet1.AC8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53.2pt" svg:height="254.98pt" svg:x="854.28pt" svg:y="697.49pt">
            <loext:p draw:notify-on-update-of-ranges="Sheet1.AA10:Sheet1.AA11 Sheet1.AA12:Sheet1.AA18 Sheet1.AB10:Sheet1.AB11 Sheet1.AB12:Sheet1.AB18 Sheet1.AC10:Sheet1.AC11 Sheet1.AC12:Sheet1.AC18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15" table:default-cell-style-name="ce1"/>
        <table:table-column table:style-name="co2" table:number-columns-repeated="11" table:default-cell-style-name="ce1"/>
        <table:table-column table:style-name="co3" table:number-columns-repeated="998" table:default-cell-style-name="ce1"/>
        <table:table-row table:style-name="ro1">
          <table:table-cell/>
          <table:table-cell office:value-type="string" calcext:value-type="string">
            <text:p>Defaults</text:p>
          </table:table-cell>
          <table:table-cell office:value-type="string" calcext:value-type="string">
            <text:p>Hidden_512</text:p>
          </table:table-cell>
          <table:table-cell office:value-type="string" calcext:value-type="string">
            <text:p>Keep_0.5</text:p>
          </table:table-cell>
          <table:table-cell office:value-type="string" calcext:value-type="string">
            <text:p>Keep_0.75</text:p>
          </table:table-cell>
          <table:table-cell office:value-type="string" calcext:value-type="string">
            <text:p>Layers_3</text:p>
          </table:table-cell>
          <table:table-cell office:value-type="string" calcext:value-type="string">
            <text:p>Steps_50</text:p>
          </table:table-cell>
          <table:table-cell table:style-name="ce2" office:value-type="string" calcext:value-type="string">
            <text:p>Steps_100</text:p>
          </table:table-cell>
          <table:table-cell table:style-name="ce2" office:value-type="string" calcext:value-type="string">
            <text:p>Combo</text:p>
          </table:table-cell>
          <table:table-cell table:style-name="Default" office:value-type="string" calcext:value-type="string">
            <text:p>mark_def</text:p>
          </table:table-cell>
          <table:table-cell table:style-name="Default" office:value-type="string" calcext:value-type="string">
            <text:p>mark_combo</text:p>
          </table:table-cell>
          <table:table-cell table:style-name="Default" office:value-type="string" calcext:value-type="string">
            <text:p>trump_def</text:p>
          </table:table-cell>
          <table:table-cell table:style-name="Default" office:value-type="string" calcext:value-type="string">
            <text:p>trump_combo</text:p>
          </table:table-cell>
          <table:table-cell/>
          <table:table-cell office:value-type="string" calcext:value-type="string">
            <text:p>Defaults</text:p>
          </table:table-cell>
          <table:table-cell office:value-type="string" calcext:value-type="string">
            <text:p>Hidden_512</text:p>
          </table:table-cell>
          <table:table-cell office:value-type="string" calcext:value-type="string">
            <text:p>Keep_0.5</text:p>
          </table:table-cell>
          <table:table-cell office:value-type="string" calcext:value-type="string">
            <text:p>Keep_0.75</text:p>
          </table:table-cell>
          <table:table-cell office:value-type="string" calcext:value-type="string">
            <text:p>Layers_3</text:p>
          </table:table-cell>
          <table:table-cell office:value-type="string" calcext:value-type="string">
            <text:p>Steps_50</text:p>
          </table:table-cell>
          <table:table-cell table:style-name="ce2" office:value-type="string" calcext:value-type="string">
            <text:p>Steps_100</text:p>
          </table:table-cell>
          <table:table-cell table:style-name="ce2" office:value-type="string" calcext:value-type="string">
            <text:p>Combo</text:p>
          </table:table-cell>
          <table:table-cell table:style-name="Default" table:number-columns-repeated="4"/>
          <table:table-cell/>
          <table:table-cell table:style-name="Default" office:value-type="string" calcext:value-type="string">
            <text:p>mark_def</text:p>
          </table:table-cell>
          <table:table-cell table:style-name="Default" office:value-type="string" calcext:value-type="string">
            <text:p>mark_combo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/>
          <table:table-cell office:value-type="float" office:value="840.212" calcext:value-type="float">
            <text:p>840.212</text:p>
          </table:table-cell>
          <table:table-cell office:value-type="float" office:value="520.846" calcext:value-type="float">
            <text:p>520.846</text:p>
          </table:table-cell>
          <table:table-cell office:value-type="float" office:value="1432.277" calcext:value-type="float">
            <text:p>1432.277</text:p>
          </table:table-cell>
          <table:table-cell office:value-type="float" office:value="1012.399" calcext:value-type="float">
            <text:p>1012.399</text:p>
          </table:table-cell>
          <table:table-cell office:value-type="float" office:value="689.458" calcext:value-type="float">
            <text:p>689.458</text:p>
          </table:table-cell>
          <table:table-cell office:value-type="float" office:value="264.499" calcext:value-type="float">
            <text:p>264.499</text:p>
          </table:table-cell>
          <table:table-cell table:style-name="ce2" office:value-type="float" office:value="182.807" calcext:value-type="float">
            <text:p>182.807</text:p>
          </table:table-cell>
          <table:table-cell table:style-name="ce2" office:value-type="float" office:value="148.113" calcext:value-type="float">
            <text:p>148.113</text:p>
          </table:table-cell>
          <table:table-cell table:style-name="Default" office:value-type="float" office:value="317.896" calcext:value-type="float">
            <text:p>317.896</text:p>
          </table:table-cell>
          <table:table-cell table:style-name="Default" office:value-type="float" office:value="353.84" calcext:value-type="float">
            <text:p>353.84</text:p>
          </table:table-cell>
          <table:table-cell office:value-type="float" office:value="3256.885" calcext:value-type="float">
            <text:p>3256.885</text:p>
          </table:table-cell>
          <table:table-cell table:style-name="Default" office:value-type="float" office:value="1083.01" calcext:value-type="float">
            <text:p>1083.01</text:p>
          </table:table-cell>
          <table:table-cell office:value-type="string" calcext:value-type="string">
            <text:p>Train1</text:p>
          </table:table-cell>
          <table:table-cell office:value-type="float" office:value="276.452" calcext:value-type="float">
            <text:p>276.452</text:p>
          </table:table-cell>
          <table:table-cell office:value-type="float" office:value="239.107" calcext:value-type="float">
            <text:p>239.107</text:p>
          </table:table-cell>
          <table:table-cell office:value-type="float" office:value="520.729" calcext:value-type="float">
            <text:p>520.729</text:p>
          </table:table-cell>
          <table:table-cell office:value-type="float" office:value="367.338" calcext:value-type="float">
            <text:p>367.338</text:p>
          </table:table-cell>
          <table:table-cell office:value-type="float" office:value="280.231" calcext:value-type="float">
            <text:p>280.231</text:p>
          </table:table-cell>
          <table:table-cell office:value-type="float" office:value="234.531" calcext:value-type="float">
            <text:p>234.531</text:p>
          </table:table-cell>
          <table:table-cell table:style-name="ce2" office:value-type="float" office:value="241.522" calcext:value-type="float">
            <text:p>241.522</text:p>
          </table:table-cell>
          <table:table-cell table:style-name="ce2" office:value-type="float" office:value="237.099" calcext:value-type="float">
            <text:p>237.099</text:p>
          </table:table-cell>
          <table:table-cell table:style-name="Default" table:number-columns-repeated="4"/>
          <table:table-cell office:value-type="string" calcext:value-type="string">
            <text:p>Train1</text:p>
          </table:table-cell>
          <table:table-cell office:value-type="float" office:value="532.153" calcext:value-type="float">
            <text:p>532.153</text:p>
          </table:table-cell>
          <table:table-cell office:value-type="float" office:value="858.073" calcext:value-type="float">
            <text:p>858.073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/>
          <table:table-cell office:value-type="float" office:value="219.563" calcext:value-type="float">
            <text:p>219.563</text:p>
          </table:table-cell>
          <table:table-cell office:value-type="float" office:value="157.934" calcext:value-type="float">
            <text:p>157.934</text:p>
          </table:table-cell>
          <table:table-cell office:value-type="float" office:value="513.171" calcext:value-type="float">
            <text:p>513.171</text:p>
          </table:table-cell>
          <table:table-cell office:value-type="float" office:value="332.721" calcext:value-type="float">
            <text:p>332.721</text:p>
          </table:table-cell>
          <table:table-cell office:value-type="float" office:value="214.922" calcext:value-type="float">
            <text:p>214.922</text:p>
          </table:table-cell>
          <table:table-cell office:value-type="float" office:value="154.532" calcext:value-type="float">
            <text:p>154.532</text:p>
          </table:table-cell>
          <table:table-cell table:style-name="ce2" office:value-type="float" office:value="135.296" calcext:value-type="float">
            <text:p>135.296</text:p>
          </table:table-cell>
          <table:table-cell table:style-name="ce2" office:value-type="float" office:value="110.123" calcext:value-type="float">
            <text:p>110.123</text:p>
          </table:table-cell>
          <table:table-cell table:style-name="Default" office:value-type="float" office:value="248.939" calcext:value-type="float">
            <text:p>248.939</text:p>
          </table:table-cell>
          <table:table-cell table:style-name="Default" office:value-type="float" office:value="363.146" calcext:value-type="float">
            <text:p>363.146</text:p>
          </table:table-cell>
          <table:table-cell office:value-type="float" office:value="524.863" calcext:value-type="float">
            <text:p>524.863</text:p>
          </table:table-cell>
          <table:table-cell table:style-name="Default" office:value-type="float" office:value="434.572" calcext:value-type="float">
            <text:p>434.572</text:p>
          </table:table-cell>
          <table:table-cell office:value-type="string" calcext:value-type="string">
            <text:p>Valid1</text:p>
          </table:table-cell>
          <table:table-cell office:value-type="float" office:value="308.174" calcext:value-type="float">
            <text:p>308.174</text:p>
          </table:table-cell>
          <table:table-cell office:value-type="float" office:value="246.541" calcext:value-type="float">
            <text:p>246.541</text:p>
          </table:table-cell>
          <table:table-cell office:value-type="float" office:value="487.203" calcext:value-type="float">
            <text:p>487.203</text:p>
          </table:table-cell>
          <table:table-cell office:value-type="float" office:value="345.204" calcext:value-type="float">
            <text:p>345.204</text:p>
          </table:table-cell>
          <table:table-cell office:value-type="float" office:value="297.102" calcext:value-type="float">
            <text:p>297.102</text:p>
          </table:table-cell>
          <table:table-cell office:value-type="float" office:value="222.206" calcext:value-type="float">
            <text:p>222.206</text:p>
          </table:table-cell>
          <table:table-cell table:style-name="ce2" office:value-type="float" office:value="196.052" calcext:value-type="float">
            <text:p>196.052</text:p>
          </table:table-cell>
          <table:table-cell table:style-name="ce2" office:value-type="float" office:value="183.31" calcext:value-type="float">
            <text:p>183.31</text:p>
          </table:table-cell>
          <table:table-cell table:style-name="Default" table:number-columns-repeated="4"/>
          <table:table-cell office:value-type="string" calcext:value-type="string">
            <text:p>Valid1</text:p>
          </table:table-cell>
          <table:table-cell office:value-type="float" office:value="290.559" calcext:value-type="float">
            <text:p>290.559</text:p>
          </table:table-cell>
          <table:table-cell office:value-type="float" office:value="265.184" calcext:value-type="float">
            <text:p>265.184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/>
          <table:table-cell office:value-type="float" office:value="208.509" calcext:value-type="float">
            <text:p>208.509</text:p>
          </table:table-cell>
          <table:table-cell office:value-type="float" office:value="148.474" calcext:value-type="float">
            <text:p>148.474</text:p>
          </table:table-cell>
          <table:table-cell office:value-type="float" office:value="504.309" calcext:value-type="float">
            <text:p>504.309</text:p>
          </table:table-cell>
          <table:table-cell office:value-type="float" office:value="323.354" calcext:value-type="float">
            <text:p>323.354</text:p>
          </table:table-cell>
          <table:table-cell office:value-type="float" office:value="204.693" calcext:value-type="float">
            <text:p>204.693</text:p>
          </table:table-cell>
          <table:table-cell office:value-type="float" office:value="147.475" calcext:value-type="float">
            <text:p>147.475</text:p>
          </table:table-cell>
          <table:table-cell table:style-name="ce2" office:value-type="float" office:value="130.701" calcext:value-type="float">
            <text:p>130.701</text:p>
          </table:table-cell>
          <table:table-cell table:style-name="ce2" office:value-type="float" office:value="106.469" calcext:value-type="float">
            <text:p>106.469</text:p>
          </table:table-cell>
          <table:table-cell table:style-name="Default" office:value-type="float" office:value="226.288" calcext:value-type="float">
            <text:p>226.288</text:p>
          </table:table-cell>
          <table:table-cell table:style-name="Default" office:value-type="float" office:value="355.774" calcext:value-type="float">
            <text:p>355.774</text:p>
          </table:table-cell>
          <table:table-cell office:value-type="float" office:value="486.347" calcext:value-type="float">
            <text:p>486.347</text:p>
          </table:table-cell>
          <table:table-cell table:style-name="Default" office:value-type="float" office:value="399.21" calcext:value-type="float">
            <text:p>399.21</text:p>
          </table:table-cell>
          <table:table-cell office:value-type="string" calcext:value-type="string">
            <text:p>Train2</text:p>
          </table:table-cell>
          <table:table-cell office:value-type="float" office:value="227.93" calcext:value-type="float">
            <text:p>227.93</text:p>
          </table:table-cell>
          <table:table-cell office:value-type="float" office:value="168.77" calcext:value-type="float">
            <text:p>168.77</text:p>
          </table:table-cell>
          <table:table-cell office:value-type="float" office:value="516.601" calcext:value-type="float">
            <text:p>516.601</text:p>
          </table:table-cell>
          <table:table-cell office:value-type="float" office:value="335.178" calcext:value-type="float">
            <text:p>335.178</text:p>
          </table:table-cell>
          <table:table-cell office:value-type="float" office:value="224.916" calcext:value-type="float">
            <text:p>224.916</text:p>
          </table:table-cell>
          <table:table-cell office:value-type="float" office:value="165.37" calcext:value-type="float">
            <text:p>165.37</text:p>
          </table:table-cell>
          <table:table-cell table:style-name="ce2" office:value-type="float" office:value="150.572" calcext:value-type="float">
            <text:p>150.572</text:p>
          </table:table-cell>
          <table:table-cell table:style-name="ce2" office:value-type="float" office:value="131.096" calcext:value-type="float">
            <text:p>131.096</text:p>
          </table:table-cell>
          <table:table-cell table:style-name="Default" table:number-columns-repeated="4"/>
          <table:table-cell office:value-type="string" calcext:value-type="string">
            <text:p>Train2</text:p>
          </table:table-cell>
          <table:table-cell office:value-type="float" office:value="312.861" calcext:value-type="float">
            <text:p>312.861</text:p>
          </table:table-cell>
          <table:table-cell office:value-type="float" office:value="476.919" calcext:value-type="float">
            <text:p>476.919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/>
          <table:table-cell office:value-type="float" office:value="208.047" calcext:value-type="float">
            <text:p>208.047</text:p>
          </table:table-cell>
          <table:table-cell office:value-type="float" office:value="146.886" calcext:value-type="float">
            <text:p>146.886</text:p>
          </table:table-cell>
          <table:table-cell office:value-type="float" office:value="507.289" calcext:value-type="float">
            <text:p>507.289</text:p>
          </table:table-cell>
          <table:table-cell office:value-type="float" office:value="323.714" calcext:value-type="float">
            <text:p>323.714</text:p>
          </table:table-cell>
          <table:table-cell office:value-type="float" office:value="204.615" calcext:value-type="float">
            <text:p>204.615</text:p>
          </table:table-cell>
          <table:table-cell office:value-type="float" office:value="146.977" calcext:value-type="float">
            <text:p>146.977</text:p>
          </table:table-cell>
          <table:table-cell table:style-name="ce2" office:value-type="float" office:value="129.72" calcext:value-type="float">
            <text:p>129.72</text:p>
          </table:table-cell>
          <table:table-cell table:style-name="ce2" office:value-type="float" office:value="105.323" calcext:value-type="float">
            <text:p>105.323</text:p>
          </table:table-cell>
          <table:table-cell table:style-name="Default" office:value-type="float" office:value="209.102" calcext:value-type="float">
            <text:p>209.102</text:p>
          </table:table-cell>
          <table:table-cell table:style-name="Default" office:value-type="float" office:value="342.188" calcext:value-type="float">
            <text:p>342.188</text:p>
          </table:table-cell>
          <table:table-cell office:value-type="float" office:value="415.957" calcext:value-type="float">
            <text:p>415.957</text:p>
          </table:table-cell>
          <table:table-cell table:style-name="Default" office:value-type="float" office:value="342.914" calcext:value-type="float">
            <text:p>342.914</text:p>
          </table:table-cell>
          <table:table-cell office:value-type="string" calcext:value-type="string">
            <text:p>Valid2</text:p>
          </table:table-cell>
          <table:table-cell office:value-type="float" office:value="300.075" calcext:value-type="float">
            <text:p>300.075</text:p>
          </table:table-cell>
          <table:table-cell office:value-type="float" office:value="217.222" calcext:value-type="float">
            <text:p>217.222</text:p>
          </table:table-cell>
          <table:table-cell office:value-type="float" office:value="506.199" calcext:value-type="float">
            <text:p>506.199</text:p>
          </table:table-cell>
          <table:table-cell office:value-type="float" office:value="340.129" calcext:value-type="float">
            <text:p>340.129</text:p>
          </table:table-cell>
          <table:table-cell office:value-type="float" office:value="281.317" calcext:value-type="float">
            <text:p>281.317</text:p>
          </table:table-cell>
          <table:table-cell office:value-type="float" office:value="200.67" calcext:value-type="float">
            <text:p>200.67</text:p>
          </table:table-cell>
          <table:table-cell table:style-name="ce2" office:value-type="float" office:value="174.508" calcext:value-type="float">
            <text:p>174.508</text:p>
          </table:table-cell>
          <table:table-cell table:style-name="ce2" office:value-type="float" office:value="146.598" calcext:value-type="float">
            <text:p>146.598</text:p>
          </table:table-cell>
          <table:table-cell table:style-name="Default" table:number-columns-repeated="4"/>
          <table:table-cell office:value-type="string" calcext:value-type="string">
            <text:p>Valid2</text:p>
          </table:table-cell>
          <table:table-cell office:value-type="float" office:value="264.883" calcext:value-type="float">
            <text:p>264.883</text:p>
          </table:table-cell>
          <table:table-cell office:value-type="float" office:value="228.268" calcext:value-type="float">
            <text:p>228.268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/>
          <table:table-cell office:value-type="float" office:value="202.479" calcext:value-type="float">
            <text:p>202.479</text:p>
          </table:table-cell>
          <table:table-cell office:value-type="float" office:value="142.367" calcext:value-type="float">
            <text:p>142.367</text:p>
          </table:table-cell>
          <table:table-cell office:value-type="float" office:value="498.58" calcext:value-type="float">
            <text:p>498.58</text:p>
          </table:table-cell>
          <table:table-cell office:value-type="float" office:value="316.567" calcext:value-type="float">
            <text:p>316.567</text:p>
          </table:table-cell>
          <table:table-cell office:value-type="float" office:value="198.725" calcext:value-type="float">
            <text:p>198.725</text:p>
          </table:table-cell>
          <table:table-cell office:value-type="float" office:value="142.599" calcext:value-type="float">
            <text:p>142.599</text:p>
          </table:table-cell>
          <table:table-cell table:style-name="ce2" office:value-type="float" office:value="125.671" calcext:value-type="float">
            <text:p>125.671</text:p>
          </table:table-cell>
          <table:table-cell table:style-name="ce2" office:value-type="float" office:value="101.872" calcext:value-type="float">
            <text:p>101.872</text:p>
          </table:table-cell>
          <table:table-cell table:style-name="Default" office:value-type="float" office:value="197.69" calcext:value-type="float">
            <text:p>197.69</text:p>
          </table:table-cell>
          <table:table-cell table:style-name="Default" office:value-type="float" office:value="327.31" calcext:value-type="float">
            <text:p>327.31</text:p>
          </table:table-cell>
          <table:table-cell office:value-type="float" office:value="395.187" calcext:value-type="float">
            <text:p>395.187</text:p>
          </table:table-cell>
          <table:table-cell table:style-name="Default" office:value-type="float" office:value="326.621" calcext:value-type="float">
            <text:p>326.621</text:p>
          </table:table-cell>
          <table:table-cell office:value-type="string" calcext:value-type="string">
            <text:p>Train3</text:p>
          </table:table-cell>
          <table:table-cell office:value-type="float" office:value="184.514" calcext:value-type="float">
            <text:p>184.514</text:p>
          </table:table-cell>
          <table:table-cell office:value-type="float" office:value="125.383" calcext:value-type="float">
            <text:p>125.383</text:p>
          </table:table-cell>
          <table:table-cell office:value-type="float" office:value="475.652" calcext:value-type="float">
            <text:p>475.652</text:p>
          </table:table-cell>
          <table:table-cell office:value-type="float" office:value="295.344" calcext:value-type="float">
            <text:p>295.344</text:p>
          </table:table-cell>
          <table:table-cell office:value-type="float" office:value="181.083" calcext:value-type="float">
            <text:p>181.083</text:p>
          </table:table-cell>
          <table:table-cell office:value-type="float" office:value="127.076" calcext:value-type="float">
            <text:p>127.076</text:p>
          </table:table-cell>
          <table:table-cell table:style-name="ce2" office:value-type="float" office:value="109.895" calcext:value-type="float">
            <text:p>109.895</text:p>
          </table:table-cell>
          <table:table-cell table:style-name="ce2" office:value-type="float" office:value="85.99" calcext:value-type="float">
            <text:p>85.99</text:p>
          </table:table-cell>
          <table:table-cell table:style-name="Default" table:number-columns-repeated="4"/>
          <table:table-cell office:value-type="string" calcext:value-type="string">
            <text:p>Train3</text:p>
          </table:table-cell>
          <table:table-cell office:value-type="float" office:value="162.52" calcext:value-type="float">
            <text:p>162.52</text:p>
          </table:table-cell>
          <table:table-cell office:value-type="float" office:value="286.791" calcext:value-type="float">
            <text:p>286.791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/>
          <table:table-cell office:value-type="float" office:value="199.361" calcext:value-type="float">
            <text:p>199.361</text:p>
          </table:table-cell>
          <table:table-cell office:value-type="float" office:value="139.239" calcext:value-type="float">
            <text:p>139.239</text:p>
          </table:table-cell>
          <table:table-cell office:value-type="float" office:value="496.787" calcext:value-type="float">
            <text:p>496.787</text:p>
          </table:table-cell>
          <table:table-cell office:value-type="float" office:value="313.156" calcext:value-type="float">
            <text:p>313.156</text:p>
          </table:table-cell>
          <table:table-cell office:value-type="float" office:value="195.595" calcext:value-type="float">
            <text:p>195.595</text:p>
          </table:table-cell>
          <table:table-cell office:value-type="float" office:value="139.729" calcext:value-type="float">
            <text:p>139.729</text:p>
          </table:table-cell>
          <table:table-cell table:style-name="ce2" office:value-type="float" office:value="122.724" calcext:value-type="float">
            <text:p>122.724</text:p>
          </table:table-cell>
          <table:table-cell table:style-name="ce2" office:value-type="float" office:value="98.956" calcext:value-type="float">
            <text:p>98.956</text:p>
          </table:table-cell>
          <table:table-cell table:style-name="Default" office:value-type="float" office:value="193.132" calcext:value-type="float">
            <text:p>193.132</text:p>
          </table:table-cell>
          <table:table-cell table:style-name="Default" office:value-type="float" office:value="321.315" calcext:value-type="float">
            <text:p>321.315</text:p>
          </table:table-cell>
          <table:table-cell table:style-name="Default" office:value-type="float" office:value="392.424" calcext:value-type="float">
            <text:p>392.424</text:p>
          </table:table-cell>
          <table:table-cell table:style-name="Default" office:value-type="float" office:value="320.385" calcext:value-type="float">
            <text:p>320.385</text:p>
          </table:table-cell>
          <table:table-cell office:value-type="string" calcext:value-type="string">
            <text:p>Valid3</text:p>
          </table:table-cell>
          <table:table-cell office:value-type="float" office:value="231.426" calcext:value-type="float">
            <text:p>231.426</text:p>
          </table:table-cell>
          <table:table-cell office:value-type="float" office:value="165.85" calcext:value-type="float">
            <text:p>165.85</text:p>
          </table:table-cell>
          <table:table-cell office:value-type="float" office:value="442.272" calcext:value-type="float">
            <text:p>442.272</text:p>
          </table:table-cell>
          <table:table-cell office:value-type="float" office:value="277.639" calcext:value-type="float">
            <text:p>277.639</text:p>
          </table:table-cell>
          <table:table-cell office:value-type="float" office:value="224.284" calcext:value-type="float">
            <text:p>224.284</text:p>
          </table:table-cell>
          <table:table-cell office:value-type="float" office:value="160.492" calcext:value-type="float">
            <text:p>160.492</text:p>
          </table:table-cell>
          <table:table-cell table:style-name="ce2" office:value-type="float" office:value="141.067" calcext:value-type="float">
            <text:p>141.067</text:p>
          </table:table-cell>
          <table:table-cell table:style-name="ce2" office:value-type="float" office:value="123.949" calcext:value-type="float">
            <text:p>123.949</text:p>
          </table:table-cell>
          <table:table-cell table:style-name="Default" table:number-columns-repeated="4"/>
          <table:table-cell office:value-type="string" calcext:value-type="string">
            <text:p>Valid3</text:p>
          </table:table-cell>
          <table:table-cell office:value-type="float" office:value="311.404" calcext:value-type="float">
            <text:p>311.404</text:p>
          </table:table-cell>
          <table:table-cell office:value-type="float" office:value="256.665" calcext:value-type="float">
            <text:p>256.665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/>
          <table:table-cell office:value-type="float" office:value="193.366" calcext:value-type="float">
            <text:p>193.366</text:p>
          </table:table-cell>
          <table:table-cell office:value-type="float" office:value="134.291" calcext:value-type="float">
            <text:p>134.291</text:p>
          </table:table-cell>
          <table:table-cell office:value-type="float" office:value="486.797" calcext:value-type="float">
            <text:p>486.797</text:p>
          </table:table-cell>
          <table:table-cell office:value-type="float" office:value="305.941" calcext:value-type="float">
            <text:p>305.941</text:p>
          </table:table-cell>
          <table:table-cell office:value-type="float" office:value="189.851" calcext:value-type="float">
            <text:p>189.851</text:p>
          </table:table-cell>
          <table:table-cell office:value-type="float" office:value="135.045" calcext:value-type="float">
            <text:p>135.045</text:p>
          </table:table-cell>
          <table:table-cell table:style-name="ce2" office:value-type="float" office:value="118.272" calcext:value-type="float">
            <text:p>118.272</text:p>
          </table:table-cell>
          <table:table-cell table:style-name="ce2" office:value-type="float" office:value="94.892" calcext:value-type="float">
            <text:p>94.892</text:p>
          </table:table-cell>
          <table:table-cell table:style-name="Default" office:value-type="float" office:value="181.884" calcext:value-type="float">
            <text:p>181.884</text:p>
          </table:table-cell>
          <table:table-cell table:style-name="Default" office:value-type="float" office:value="306.97" calcext:value-type="float">
            <text:p>306.97</text:p>
          </table:table-cell>
          <table:table-cell table:style-name="Default" office:value-type="float" office:value="401.873" calcext:value-type="float">
            <text:p>401.873</text:p>
          </table:table-cell>
          <table:table-cell table:style-name="Default" office:value-type="float" office:value="322.275" calcext:value-type="float">
            <text:p>322.275</text:p>
          </table:table-cell>
          <table:table-cell office:value-type="string" calcext:value-type="string">
            <text:p>Test</text:p>
          </table:table-cell>
          <table:table-cell office:value-type="float" office:value="219.991" calcext:value-type="float">
            <text:p>219.991</text:p>
          </table:table-cell>
          <table:table-cell office:value-type="float" office:value="158.237" calcext:value-type="float">
            <text:p>158.237</text:p>
          </table:table-cell>
          <table:table-cell office:value-type="float" office:value="419.348" calcext:value-type="float">
            <text:p>419.348</text:p>
          </table:table-cell>
          <table:table-cell office:value-type="float" office:value="267.113" calcext:value-type="float">
            <text:p>267.113</text:p>
          </table:table-cell>
          <table:table-cell office:value-type="float" office:value="216.619" calcext:value-type="float">
            <text:p>216.619</text:p>
          </table:table-cell>
          <table:table-cell office:value-type="float" office:value="153.099" calcext:value-type="float">
            <text:p>153.099</text:p>
          </table:table-cell>
          <table:table-cell table:style-name="ce2" office:value-type="float" office:value="136.709" calcext:value-type="float">
            <text:p>136.709</text:p>
          </table:table-cell>
          <table:table-cell table:style-name="ce2" office:value-type="float" office:value="119.681" calcext:value-type="float">
            <text:p>119.681</text:p>
          </table:table-cell>
          <table:table-cell table:style-name="Default" table:number-columns-repeated="4"/>
          <table:table-cell office:value-type="string" calcext:value-type="string">
            <text:p>Test</text:p>
          </table:table-cell>
          <table:table-cell office:value-type="float" office:value="270.779" calcext:value-type="float">
            <text:p>270.779</text:p>
          </table:table-cell>
          <table:table-cell office:value-type="float" office:value="249.996" calcext:value-type="float">
            <text:p>249.996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/>
          <table:table-cell office:value-type="float" office:value="190.841" calcext:value-type="float">
            <text:p>190.841</text:p>
          </table:table-cell>
          <table:table-cell office:value-type="float" office:value="131.955" calcext:value-type="float">
            <text:p>131.955</text:p>
          </table:table-cell>
          <table:table-cell office:value-type="float" office:value="484.131" calcext:value-type="float">
            <text:p>484.131</text:p>
          </table:table-cell>
          <table:table-cell office:value-type="float" office:value="303.097" calcext:value-type="float">
            <text:p>303.097</text:p>
          </table:table-cell>
          <table:table-cell office:value-type="float" office:value="187.328" calcext:value-type="float">
            <text:p>187.328</text:p>
          </table:table-cell>
          <table:table-cell office:value-type="float" office:value="132.931" calcext:value-type="float">
            <text:p>132.931</text:p>
          </table:table-cell>
          <table:table-cell table:style-name="ce2" office:value-type="float" office:value="116.014" calcext:value-type="float">
            <text:p>116.014</text:p>
          </table:table-cell>
          <table:table-cell table:style-name="ce2" office:value-type="float" office:value="92.616" calcext:value-type="float">
            <text:p>92.616</text:p>
          </table:table-cell>
          <table:table-cell office:value-type="float" office:value="176.458" calcext:value-type="float">
            <text:p>176.458</text:p>
          </table:table-cell>
          <table:table-cell office:value-type="float" office:value="303.098" calcext:value-type="float">
            <text:p>303.098</text:p>
          </table:table-cell>
          <table:table-cell office:value-type="float" office:value="403.58" calcext:value-type="float">
            <text:p>403.58</text:p>
          </table:table-cell>
          <table:table-cell office:value-type="float" office:value="317.897" calcext:value-type="float">
            <text:p>317.897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89.614" calcext:value-type="float">
            <text:p>189.614</text:p>
          </table:table-cell>
          <table:table-cell office:value-type="float" office:value="130.774" calcext:value-type="float">
            <text:p>130.774</text:p>
          </table:table-cell>
          <table:table-cell office:value-type="float" office:value="481.904" calcext:value-type="float">
            <text:p>481.904</text:p>
          </table:table-cell>
          <table:table-cell office:value-type="float" office:value="301.352" calcext:value-type="float">
            <text:p>301.352</text:p>
          </table:table-cell>
          <table:table-cell office:value-type="float" office:value="186.114" calcext:value-type="float">
            <text:p>186.114</text:p>
          </table:table-cell>
          <table:table-cell office:value-type="float" office:value="131.651" calcext:value-type="float">
            <text:p>131.651</text:p>
          </table:table-cell>
          <table:table-cell table:style-name="ce2" office:value-type="float" office:value="114.669" calcext:value-type="float">
            <text:p>114.669</text:p>
          </table:table-cell>
          <table:table-cell table:style-name="ce2" office:value-type="float" office:value="91.111" calcext:value-type="float">
            <text:p>91.111</text:p>
          </table:table-cell>
          <table:table-cell office:value-type="float" office:value="174.876" calcext:value-type="float">
            <text:p>174.876</text:p>
          </table:table-cell>
          <table:table-cell office:value-type="float" office:value="298.6" calcext:value-type="float">
            <text:p>298.6</text:p>
          </table:table-cell>
          <table:table-cell office:value-type="float" office:value="413.041" calcext:value-type="float">
            <text:p>413.041</text:p>
          </table:table-cell>
          <table:table-cell office:value-type="float" office:value="320.849" calcext:value-type="float">
            <text:p>320.849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87.959" calcext:value-type="float">
            <text:p>187.959</text:p>
          </table:table-cell>
          <table:table-cell office:value-type="float" office:value="128.851" calcext:value-type="float">
            <text:p>128.851</text:p>
          </table:table-cell>
          <table:table-cell office:value-type="float" office:value="480.342" calcext:value-type="float">
            <text:p>480.342</text:p>
          </table:table-cell>
          <table:table-cell office:value-type="float" office:value="299.406" calcext:value-type="float">
            <text:p>299.406</text:p>
          </table:table-cell>
          <table:table-cell office:value-type="float" office:value="184.412" calcext:value-type="float">
            <text:p>184.412</text:p>
          </table:table-cell>
          <table:table-cell office:value-type="float" office:value="130.255" calcext:value-type="float">
            <text:p>130.255</text:p>
          </table:table-cell>
          <table:table-cell table:style-name="ce2" office:value-type="float" office:value="113.022" calcext:value-type="float">
            <text:p>113.022</text:p>
          </table:table-cell>
          <table:table-cell table:style-name="ce2" office:value-type="float" office:value="89.145" calcext:value-type="float">
            <text:p>89.145</text:p>
          </table:table-cell>
          <table:table-cell office:value-type="float" office:value="167.717" calcext:value-type="float">
            <text:p>167.717</text:p>
          </table:table-cell>
          <table:table-cell office:value-type="float" office:value="292.655" calcext:value-type="float">
            <text:p>292.655</text:p>
          </table:table-cell>
          <table:table-cell office:value-type="float" office:value="420.127" calcext:value-type="float">
            <text:p>420.127</text:p>
          </table:table-cell>
          <table:table-cell office:value-type="float" office:value="321.393" calcext:value-type="float">
            <text:p>321.393</text:p>
          </table:table-cell>
          <table:table-cell table:number-columns-repeated="13"/>
          <table:table-cell office:value-type="string" calcext:value-type="string">
            <text:p>Train1</text:p>
          </table:table-cell>
          <table:table-cell table:style-name="Default" office:value-type="string" calcext:value-type="string">
            <text:p>trump_def</text:p>
          </table:table-cell>
          <table:table-cell table:style-name="Default" office:value-type="string" calcext:value-type="string">
            <text:p>trump_combo</text:p>
          </table:table-cell>
          <table:table-cell table:number-columns-repeated="995"/>
        </table:table-row>
        <table:table-row table:style-name="ro1">
          <table:table-cell table:number-columns-repeated="26"/>
          <table:table-cell office:value-type="string" calcext:value-type="string">
            <text:p>Valid1</text:p>
          </table:table-cell>
          <table:table-cell table:style-name="Default" office:value-type="float" office:value="1241.064" calcext:value-type="float">
            <text:p>1241.064</text:p>
          </table:table-cell>
          <table:table-cell office:value-type="float" office:value="1614.073" calcext:value-type="float">
            <text:p>1614.073</text:p>
          </table:table-cell>
          <table:table-cell table:number-columns-repeated="995"/>
        </table:table-row>
        <table:table-row table:style-name="ro1">
          <table:table-cell table:number-columns-repeated="26"/>
          <table:table-cell office:value-type="string" calcext:value-type="string">
            <text:p>Train2</text:p>
          </table:table-cell>
          <table:table-cell table:style-name="Default" office:value-type="float" office:value="1003.166" calcext:value-type="float">
            <text:p>1003.166</text:p>
          </table:table-cell>
          <table:table-cell office:value-type="float" office:value="993.015" calcext:value-type="float">
            <text:p>993.015</text:p>
          </table:table-cell>
          <table:table-cell table:number-columns-repeated="995"/>
        </table:table-row>
        <table:table-row table:style-name="ro1">
          <table:table-cell table:number-columns-repeated="26"/>
          <table:table-cell office:value-type="string" calcext:value-type="string">
            <text:p>Valid2</text:p>
          </table:table-cell>
          <table:table-cell table:style-name="Default" office:value-type="float" office:value="662.589" calcext:value-type="float">
            <text:p>662.589</text:p>
          </table:table-cell>
          <table:table-cell office:value-type="float" office:value="653.916" calcext:value-type="float">
            <text:p>653.916</text:p>
          </table:table-cell>
          <table:table-cell table:number-columns-repeated="995"/>
        </table:table-row>
        <table:table-row table:style-name="ro1">
          <table:table-cell table:number-columns-repeated="26"/>
          <table:table-cell office:value-type="string" calcext:value-type="string">
            <text:p>Train3</text:p>
          </table:table-cell>
          <table:table-cell table:style-name="Default" office:value-type="float" office:value="927.684" calcext:value-type="float">
            <text:p>927.684</text:p>
          </table:table-cell>
          <table:table-cell office:value-type="float" office:value="814.489" calcext:value-type="float">
            <text:p>814.489</text:p>
          </table:table-cell>
          <table:table-cell table:number-columns-repeated="995"/>
        </table:table-row>
        <table:table-row table:style-name="ro1">
          <table:table-cell table:number-columns-repeated="26"/>
          <table:table-cell office:value-type="string" calcext:value-type="string">
            <text:p>Valid3</text:p>
          </table:table-cell>
          <table:table-cell table:style-name="Default" office:value-type="float" office:value="420.806" calcext:value-type="float">
            <text:p>420.806</text:p>
          </table:table-cell>
          <table:table-cell office:value-type="float" office:value="317.563" calcext:value-type="float">
            <text:p>317.563</text:p>
          </table:table-cell>
          <table:table-cell table:number-columns-repeated="995"/>
        </table:table-row>
        <table:table-row table:style-name="ro1">
          <table:table-cell table:number-columns-repeated="26"/>
          <table:table-cell office:value-type="string" calcext:value-type="string">
            <text:p>Test</text:p>
          </table:table-cell>
          <table:table-cell office:value-type="float" office:value="765.969" calcext:value-type="float">
            <text:p>765.969</text:p>
          </table:table-cell>
          <table:table-cell office:value-type="float" office:value="811.13" calcext:value-type="float">
            <text:p>811.13</text:p>
          </table:table-cell>
          <table:table-cell table:number-columns-repeated="995"/>
        </table:table-row>
        <table:table-row table:style-name="ro1">
          <table:table-cell table:number-columns-repeated="27"/>
          <table:table-cell office:value-type="float" office:value="704.542" calcext:value-type="float">
            <text:p>704.542</text:p>
          </table:table-cell>
          <table:table-cell office:value-type="float" office:value="761.855" calcext:value-type="float">
            <text:p>761.855</text:p>
          </table:table-cell>
          <table:table-cell table:number-columns-repeated="995"/>
        </table:table-row>
        <table:table-row table:style-name="ro1" table:number-rows-repeated="982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3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Mono" svg:font-family="'Liberation Mono'" style:font-family-generic="modern" style:font-pitch="fixed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Caladea" style:font-family-generic="roman" style:font-pitch="variable" fo:font-size="12pt" fo:language="en" fo:country="US" style:letter-kerning="true" style:font-name-asian="Caladea1" style:font-size-asian="12pt" style:language-asian="zh" style:country-asian="CN" style:font-name-complex="Caladea1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1">00/00/0000</text:date>, <text:time style:data-style-name="N2" text:time-value="13:46:49.9663156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12-11T13:56:21.972469522</dc:date>
    <meta:editing-duration>PT11M42S</meta:editing-duration>
    <meta:editing-cycles>3</meta:editing-cycles>
    <meta:document-statistic meta:table-count="2" meta:cell-count="249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16cm" svg:height="8.997cm" xlink:href=".." xlink:type="simple" chart:class="chart:line" chart:style-name="ch1">
        <chart:legend chart:legend-position="end" svg:x="12.688cm" svg:y="3.95cm" style:legend-expansion="high" chart:style-name="ch2"/>
        <chart:plot-area chart:style-name="ch3" table:cell-range-address="Sheet1.J1:Sheet1.K11" chart:data-source-has-labels="row" svg:x="0.32cm" svg:y="0.179cm" svg:width="12.048cm" svg:height="8.639cm">
          <chartooo:coordinate-region svg:x="1.127cm" svg:y="0.378cm" svg:width="11.054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J2:Sheet1.J11" chart:label-cell-address="Sheet1.J1:Sheet1.J1" chart:class="chart:line">
            <chart:data-point chart:repeated="10"/>
          </chart:series>
          <chart:series chart:style-name="ch7" chart:values-cell-range-address="Sheet1.K2:Sheet1.K11" chart:label-cell-address="Sheet1.K1:Sheet1.K1" chart:class="chart:line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rk_def</text:p>
                <draw:g>
                  <svg:desc>Sheet1.J1:Sheet1.J1</svg:desc>
                </draw:g>
              </table:table-cell>
              <table:table-cell office:value-type="string">
                <text:p>mark_combo</text:p>
                <draw:g>
                  <svg:desc>Sheet1.K1:Sheet1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17.896">
                <text:p>317.896</text:p>
                <draw:g>
                  <svg:desc>Sheet1.J2:Sheet1.J11</svg:desc>
                </draw:g>
              </table:table-cell>
              <table:table-cell office:value-type="float" office:value="353.84">
                <text:p>353.84</text:p>
                <draw:g>
                  <svg:desc>Sheet1.K2:Sheet1.K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8.939">
                <text:p>248.939</text:p>
              </table:table-cell>
              <table:table-cell office:value-type="float" office:value="363.146">
                <text:p>363.1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26.288">
                <text:p>226.288</text:p>
              </table:table-cell>
              <table:table-cell office:value-type="float" office:value="355.774">
                <text:p>355.7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9.102">
                <text:p>209.102</text:p>
              </table:table-cell>
              <table:table-cell office:value-type="float" office:value="342.188">
                <text:p>342.1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7.69">
                <text:p>197.69</text:p>
              </table:table-cell>
              <table:table-cell office:value-type="float" office:value="327.31">
                <text:p>327.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3.132">
                <text:p>193.132</text:p>
              </table:table-cell>
              <table:table-cell office:value-type="float" office:value="321.315">
                <text:p>321.3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1.884">
                <text:p>181.884</text:p>
              </table:table-cell>
              <table:table-cell office:value-type="float" office:value="306.97">
                <text:p>306.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6.458">
                <text:p>176.458</text:p>
              </table:table-cell>
              <table:table-cell office:value-type="float" office:value="303.098">
                <text:p>303.0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4.876">
                <text:p>174.876</text:p>
              </table:table-cell>
              <table:table-cell office:value-type="float" office:value="298.6">
                <text:p>298.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7.717">
                <text:p>167.717</text:p>
              </table:table-cell>
              <table:table-cell office:value-type="float" office:value="292.655">
                <text:p>292.6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8cm" svg:height="8.996cm" xlink:href=".." xlink:type="simple" chart:class="chart:line" chart:style-name="ch1">
        <chart:legend chart:legend-position="end" svg:x="12.554cm" svg:y="3.95cm" style:legend-expansion="high" chart:style-name="ch2"/>
        <chart:plot-area chart:style-name="ch3" table:cell-range-address="Sheet1.L1:Sheet1.M11" chart:data-source-has-labels="row" svg:x="0.319cm" svg:y="0.179cm" svg:width="11.916cm" svg:height="8.638cm">
          <chartooo:coordinate-region svg:x="1.311cm" svg:y="0.378cm" svg:width="10.737cm" svg:height="7.79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L2:Sheet1.L11" chart:label-cell-address="Sheet1.L1:Sheet1.L1" chart:class="chart:line">
            <chart:data-point chart:repeated="10"/>
          </chart:series>
          <chart:series chart:style-name="ch7" chart:values-cell-range-address="Sheet1.M2:Sheet1.M11" chart:label-cell-address="Sheet1.M1:Sheet1.M1" chart:class="chart:line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ump_def</text:p>
                <draw:g>
                  <svg:desc>Sheet1.L1:Sheet1.L1</svg:desc>
                </draw:g>
              </table:table-cell>
              <table:table-cell office:value-type="string">
                <text:p>trump_combo</text:p>
                <draw:g>
                  <svg:desc>Sheet1.M1:Sheet1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56.885">
                <text:p>3256.885</text:p>
                <draw:g>
                  <svg:desc>Sheet1.L2:Sheet1.L11</svg:desc>
                </draw:g>
              </table:table-cell>
              <table:table-cell office:value-type="float" office:value="1083.01">
                <text:p>1083.01</text:p>
                <draw:g>
                  <svg:desc>Sheet1.M2:Sheet1.M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24.863">
                <text:p>524.863</text:p>
              </table:table-cell>
              <table:table-cell office:value-type="float" office:value="434.572">
                <text:p>434.5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86.347">
                <text:p>486.347</text:p>
              </table:table-cell>
              <table:table-cell office:value-type="float" office:value="399.21">
                <text:p>399.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15.957">
                <text:p>415.957</text:p>
              </table:table-cell>
              <table:table-cell office:value-type="float" office:value="342.914">
                <text:p>342.9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95.187">
                <text:p>395.187</text:p>
              </table:table-cell>
              <table:table-cell office:value-type="float" office:value="326.621">
                <text:p>326.6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92.424">
                <text:p>392.424</text:p>
              </table:table-cell>
              <table:table-cell office:value-type="float" office:value="320.385">
                <text:p>320.3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1.873">
                <text:p>401.873</text:p>
              </table:table-cell>
              <table:table-cell office:value-type="float" office:value="322.275">
                <text:p>322.2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3.58">
                <text:p>403.58</text:p>
              </table:table-cell>
              <table:table-cell office:value-type="float" office:value="317.897">
                <text:p>317.8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13.041">
                <text:p>413.041</text:p>
              </table:table-cell>
              <table:table-cell office:value-type="float" office:value="320.849">
                <text:p>320.8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20.127">
                <text:p>420.127</text:p>
              </table:table-cell>
              <table:table-cell office:value-type="float" office:value="321.393">
                <text:p>321.39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9cm" svg:height="8.997cm" xlink:href=".." xlink:type="simple" chart:class="chart:line" chart:column-mapping="0" chart:style-name="ch1">
        <chart:legend chart:legend-position="end" svg:x="12.661cm" svg:y="3.95cm" style:legend-expansion="high" chart:style-name="ch2"/>
        <chart:plot-area chart:style-name="ch3" table:cell-range-address="Sheet1.AA10:Sheet1.AA17 Sheet1.AB1:Sheet1.AC8" chart:data-source-has-labels="both" svg:x="0.319cm" svg:y="0.179cm" svg:width="12.023cm" svg:height="8.639cm">
          <chartooo:coordinate-region svg:x="1.126cm" svg:y="0.378cm" svg:width="10.713cm" svg:height="7.793cm"/>
          <chart:axis chart:dimension="x" chart:name="primary-x" chart:style-name="ch4" chartooo:axis-type="auto">
            <chartooo:date-scale/>
            <chart:categories table:cell-range-address="Sheet1.AA11:Sheet1.AA1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AB2:Sheet1.AB8" chart:label-cell-address="Sheet1.AB1:Sheet1.AB1" chart:class="chart:line">
            <chart:data-point chart:repeated="7"/>
          </chart:series>
          <chart:series chart:style-name="ch7" chart:values-cell-range-address="Sheet1.AC2:Sheet1.AC8" chart:label-cell-address="Sheet1.AC1:Sheet1.AC1" chart:class="chart:line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rk_def</text:p>
                <draw:g>
                  <svg:desc>Sheet1.AB1:Sheet1.AB1</svg:desc>
                </draw:g>
              </table:table-cell>
              <table:table-cell office:value-type="string">
                <text:p>mark_combo</text:p>
                <draw:g>
                  <svg:desc>Sheet1.AC1:Sheet1.A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rain1</text:p>
                <draw:g>
                  <svg:desc>Sheet1.AA11:Sheet1.AA17</svg:desc>
                </draw:g>
              </table:table-cell>
              <table:table-cell office:value-type="float" office:value="532.153">
                <text:p>532.153</text:p>
                <draw:g>
                  <svg:desc>Sheet1.AB2:Sheet1.AB8</svg:desc>
                </draw:g>
              </table:table-cell>
              <table:table-cell office:value-type="float" office:value="858.073">
                <text:p>858.073</text:p>
                <draw:g>
                  <svg:desc>Sheet1.AC2:Sheet1.AC8</svg:desc>
                </draw:g>
              </table:table-cell>
            </table:table-row>
            <table:table-row>
              <table:table-cell office:value-type="string">
                <text:p>Valid1</text:p>
              </table:table-cell>
              <table:table-cell office:value-type="float" office:value="290.559">
                <text:p>290.559</text:p>
              </table:table-cell>
              <table:table-cell office:value-type="float" office:value="265.184">
                <text:p>265.184</text:p>
              </table:table-cell>
            </table:table-row>
            <table:table-row>
              <table:table-cell office:value-type="string">
                <text:p>Train2</text:p>
              </table:table-cell>
              <table:table-cell office:value-type="float" office:value="312.861">
                <text:p>312.861</text:p>
              </table:table-cell>
              <table:table-cell office:value-type="float" office:value="476.919">
                <text:p>476.919</text:p>
              </table:table-cell>
            </table:table-row>
            <table:table-row>
              <table:table-cell office:value-type="string">
                <text:p>Valid2</text:p>
              </table:table-cell>
              <table:table-cell office:value-type="float" office:value="264.883">
                <text:p>264.883</text:p>
              </table:table-cell>
              <table:table-cell office:value-type="float" office:value="228.268">
                <text:p>228.268</text:p>
              </table:table-cell>
            </table:table-row>
            <table:table-row>
              <table:table-cell office:value-type="string">
                <text:p>Train3</text:p>
              </table:table-cell>
              <table:table-cell office:value-type="float" office:value="162.52">
                <text:p>162.52</text:p>
              </table:table-cell>
              <table:table-cell office:value-type="float" office:value="286.791">
                <text:p>286.791</text:p>
              </table:table-cell>
            </table:table-row>
            <table:table-row>
              <table:table-cell office:value-type="string">
                <text:p>Valid3</text:p>
              </table:table-cell>
              <table:table-cell office:value-type="float" office:value="311.404">
                <text:p>311.404</text:p>
              </table:table-cell>
              <table:table-cell office:value-type="float" office:value="256.665">
                <text:p>256.665</text:p>
              </table:table-cell>
            </table:table-row>
            <table:table-row>
              <table:table-cell office:value-type="string">
                <text:p>Test</text:p>
              </table:table-cell>
              <table:table-cell office:value-type="float" office:value="270.779">
                <text:p>270.779</text:p>
              </table:table-cell>
              <table:table-cell office:value-type="float" office:value="249.996">
                <text:p>249.99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9cm" svg:height="8.996cm" xlink:href=".." xlink:type="simple" chart:class="chart:line" chart:style-name="ch1">
        <chart:legend chart:legend-position="end" svg:x="12.449cm" svg:y="3.95cm" style:legend-expansion="high" chart:style-name="ch2"/>
        <chart:plot-area chart:style-name="ch3" table:cell-range-address="Sheet1.AA10:Sheet1.AC18" chart:data-source-has-labels="both" svg:x="0.319cm" svg:y="0.179cm" svg:width="11.811cm" svg:height="8.638cm">
          <chartooo:coordinate-region svg:x="1.311cm" svg:y="0.378cm" svg:width="10.819cm" svg:height="7.792cm"/>
          <chart:axis chart:dimension="x" chart:name="primary-x" chart:style-name="ch4" chartooo:axis-type="auto">
            <chartooo:date-scale/>
            <chart:categories table:cell-range-address="Sheet1.AA12:Sheet1.AA1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AB12:Sheet1.AB18" chart:label-cell-address="Sheet1.AB10:Sheet1.AB11" chart:class="chart:line">
            <chart:data-point chart:repeated="7"/>
          </chart:series>
          <chart:series chart:style-name="ch7" chart:values-cell-range-address="Sheet1.AC12:Sheet1.AC18" chart:label-cell-address="Sheet1.AC10:Sheet1.AC11" chart:class="chart:line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ump_def</text:p>
                <text:list>
                  <text:list-item>
                    <text:p/>
                  </text:list-item>
                  <text:list-item>
                    <text:p>trump_def</text:p>
                  </text:list-item>
                </text:list>
                <draw:g>
                  <svg:desc>Sheet1.AB10:Sheet1.AB11</svg:desc>
                </draw:g>
              </table:table-cell>
              <table:table-cell office:value-type="string">
                <text:p>trump_combo</text:p>
                <text:list>
                  <text:list-item>
                    <text:p/>
                  </text:list-item>
                  <text:list-item>
                    <text:p>trump_combo</text:p>
                  </text:list-item>
                </text:list>
                <draw:g>
                  <svg:desc>Sheet1.AC10:Sheet1.AC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Valid1</text:p>
                <draw:g>
                  <svg:desc>Sheet1.AA12:Sheet1.AA18</svg:desc>
                </draw:g>
              </table:table-cell>
              <table:table-cell office:value-type="float" office:value="1241.064">
                <text:p>1241.064</text:p>
                <draw:g>
                  <svg:desc>Sheet1.AB12:Sheet1.AB18</svg:desc>
                </draw:g>
              </table:table-cell>
              <table:table-cell office:value-type="float" office:value="1614.073">
                <text:p>1614.073</text:p>
                <draw:g>
                  <svg:desc>Sheet1.AC12:Sheet1.AC18</svg:desc>
                </draw:g>
              </table:table-cell>
            </table:table-row>
            <table:table-row>
              <table:table-cell office:value-type="string">
                <text:p>Train2</text:p>
              </table:table-cell>
              <table:table-cell office:value-type="float" office:value="1003.166">
                <text:p>1003.166</text:p>
              </table:table-cell>
              <table:table-cell office:value-type="float" office:value="993.015">
                <text:p>993.015</text:p>
              </table:table-cell>
            </table:table-row>
            <table:table-row>
              <table:table-cell office:value-type="string">
                <text:p>Valid2</text:p>
              </table:table-cell>
              <table:table-cell office:value-type="float" office:value="662.589">
                <text:p>662.589</text:p>
              </table:table-cell>
              <table:table-cell office:value-type="float" office:value="653.916">
                <text:p>653.916</text:p>
              </table:table-cell>
            </table:table-row>
            <table:table-row>
              <table:table-cell office:value-type="string">
                <text:p>Train3</text:p>
              </table:table-cell>
              <table:table-cell office:value-type="float" office:value="927.684">
                <text:p>927.684</text:p>
              </table:table-cell>
              <table:table-cell office:value-type="float" office:value="814.489">
                <text:p>814.489</text:p>
              </table:table-cell>
            </table:table-row>
            <table:table-row>
              <table:table-cell office:value-type="string">
                <text:p>Valid3</text:p>
              </table:table-cell>
              <table:table-cell office:value-type="float" office:value="420.806">
                <text:p>420.806</text:p>
              </table:table-cell>
              <table:table-cell office:value-type="float" office:value="317.563">
                <text:p>317.563</text:p>
              </table:table-cell>
            </table:table-row>
            <table:table-row>
              <table:table-cell office:value-type="string">
                <text:p>Test</text:p>
              </table:table-cell>
              <table:table-cell office:value-type="float" office:value="765.969">
                <text:p>765.969</text:p>
              </table:table-cell>
              <table:table-cell office:value-type="float" office:value="811.13">
                <text:p>811.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04.542">
                <text:p>704.542</text:p>
              </table:table-cell>
              <table:table-cell office:value-type="float" office:value="761.855">
                <text:p>761.85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